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e27" officeooo:paragraph-rsid="00063e27"/>
    </style:style>
    <style:style style:name="P2" style:family="paragraph" style:parent-style-name="Standard">
      <style:text-properties officeooo:rsid="00072e85" officeooo:paragraph-rsid="00072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ch ni vai practice kr rha </text:p>
      <text:p text:style-name="P2">whyugwefygyu2v2r3</text:p>
      <text:p text:style-name="P2">hvgtfyg1cyrdtgf</text:p>
      <text:p text:style-name="P2">evgfewdtf67etef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22:56:09.674000000</dc:date>
    <meta:editing-duration>PT2M43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4" meta:word-count="9" meta:character-count="75" meta:non-whitespace-character-count="69"/>
  </office:meta>
</office:document-meta>
</file>